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<text:s/>wiki</text:p>
          </table:table-cell>
          <table:table-cell office:value-type="string">
            <text:p>deaths osp.stat.gov.lt</text:p>
          </table:table-cell>
          <table:table-cell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35201">
            <text:p>35201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37688">
            <text:p>37688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39716">
            <text:p>39716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5137">
            <text:p>35137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2049">
            <text:p>32049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0870">
            <text:p>30870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29693">
            <text:p>29693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28166">
            <text:p>28166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27118">
            <text:p>27118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25559">
            <text:p>25559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24138">
            <text:p>24138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21869">
            <text:p>21869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23361">
            <text:p>23361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22103">
            <text:p>22103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24688">
            <text:p>24688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21611">
            <text:p>21611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23365">
            <text:p>23365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24925">
            <text:p>24925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23112">
            <text:p>23112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21830">
            <text:p>21830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23467">
            <text:p>23467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23799">
            <text:p>23799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24571">
            <text:p>24571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25725">
            <text:p>25725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27156">
            <text:p>27156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28048">
            <text:p>28048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26972">
            <text:p>26972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29252">
            <text:p>29252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29160">
            <text:p>29160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29612">
            <text:p>29612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31265">
            <text:p>31265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31972">
            <text:p>31972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32932">
            <text:p>32932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4008">
            <text:p>34008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34897">
            <text:p>34897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35871">
            <text:p>35871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35579">
            <text:p>35579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35040">
            <text:p>35040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36451">
            <text:p>36451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8666">
            <text:p>38666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9169">
            <text:p>39169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5788">
            <text:p>35788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6917">
            <text:p>36917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37649">
            <text:p>37649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38150">
            <text:p>38150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39760">
            <text:p>39760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41013">
            <text:p>41013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41455">
            <text:p>41455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46107">
            <text:p>46107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46486">
            <text:p>46486</text:p>
          </table:table-cell>
          <table:table-cell table:formula="of:=[.B51]-[.C51]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table:number-columns-repeated="2" office:value-type="float" office:value="45306">
            <text:p>45306</text:p>
          </table:table-cell>
          <table:table-cell table:formula="of:=[.B52]-[.C52]" office:value-type="float" office:value="0">
            <text:p>0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table:number-columns-repeated="2" office:value-type="float" office:value="42896">
            <text:p>42896</text:p>
          </table:table-cell>
          <table:table-cell table:formula="of:=[.B53]-[.C53]" office:value-type="float" office:value="0">
            <text:p>0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table:number-columns-repeated="2" office:value-type="float" office:value="41143">
            <text:p>41143</text:p>
          </table:table-cell>
          <table:table-cell table:formula="of:=[.B54]-[.C54]" office:value-type="float" office:value="0">
            <text:p>0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table:number-columns-repeated="2" office:value-type="float" office:value="40757">
            <text:p>40757</text:p>
          </table:table-cell>
          <table:table-cell table:formula="of:=[.B55]-[.C55]" office:value-type="float" office:value="0">
            <text:p>0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40003">
            <text:p>40003</text:p>
          </table:table-cell>
          <table:table-cell table:formula="of:=[.B56]-[.C56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38919">
            <text:p>38919</text:p>
          </table:table-cell>
          <table:table-cell table:formula="of:=[.B57]-[.C57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40399">
            <text:p>40399</text:p>
          </table:table-cell>
          <table:table-cell table:formula="of:=[.B58]-[.C58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41072">
            <text:p>41072</text:p>
          </table:table-cell>
          <table:table-cell table:formula="of:=[.B59]-[.C59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40990">
            <text:p>40990</text:p>
          </table:table-cell>
          <table:table-cell table:formula="of:=[.B60]-[.C60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41340">
            <text:p>41340</text:p>
          </table:table-cell>
          <table:table-cell table:formula="of:=[.B61]-[.C61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43799">
            <text:p>43799</text:p>
          </table:table-cell>
          <table:table-cell table:formula="of:=[.B62]-[.C62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44813">
            <text:p>44813</text:p>
          </table:table-cell>
          <table:table-cell table:formula="of:=[.B63]-[.C63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45624">
            <text:p>45624</text:p>
          </table:table-cell>
          <table:table-cell table:formula="of:=[.B64]-[.C64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43832">
            <text:p>43832</text:p>
          </table:table-cell>
          <table:table-cell table:formula="of:=[.B65]-[.C65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42032">
            <text:p>42032</text:p>
          </table:table-cell>
          <table:table-cell table:formula="of:=[.B66]-[.C66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42120">
            <text:p>42120</text:p>
          </table:table-cell>
          <table:table-cell table:formula="of:=[.B67]-[.C67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41037">
            <text:p>41037</text:p>
          </table:table-cell>
          <table:table-cell table:formula="of:=[.B68]-[.C68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40938">
            <text:p>40938</text:p>
          </table:table-cell>
          <table:table-cell table:formula="of:=[.B69]-[.C69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41511">
            <text:p>41511</text:p>
          </table:table-cell>
          <table:table-cell table:formula="of:=[.B70]-[.C70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40252">
            <text:p>40252</text:p>
          </table:table-cell>
          <table:table-cell table:formula="of:=[.B71]-[.C71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41776">
            <text:p>41776</text:p>
          </table:table-cell>
          <table:table-cell table:formula="of:=[.B72]-[.C72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41106">
            <text:p>41106</text:p>
          </table:table-cell>
          <table:table-cell table:formula="of:=[.B73]-[.C73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40142">
            <text:p>40142</text:p>
          </table:table-cell>
          <table:table-cell table:formula="of:=[.B74]-[.C74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39574">
            <text:p>39574</text:p>
          </table:table-cell>
          <table:table-cell table:formula="of:=[.B75]-[.C75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38281">
            <text:p>38281</text:p>
          </table:table-cell>
          <table:table-cell table:formula="of:=[.B76]-[.C76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43547">
            <text:p>43547</text:p>
          </table:table-cell>
          <table:table-cell table:formula="of:=[.B77]-[.C77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47746">
            <text:p>47746</text:p>
          </table:table-cell>
          <table:table-cell table:formula="of:=[.B78]-[.C78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42884">
            <text:p>42884</text:p>
          </table:table-cell>
          <table:table-cell table:formula="of:=[.B79]-[.C79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06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06:44.79</dc:date>
    <dc:creator>Andrzej Bystrzycki</dc:creator>
    <meta:generator>OpenOffice.org/3.3$Win32 OpenOffice.org_project/330m20$Build-9567</meta:generator>
    <meta:editing-duration>PT6S</meta:editing-duration>
    <meta:editing-cycles>1</meta:editing-cycles>
    <meta:document-statistic meta:table-count="1" meta:cell-count="217" meta:object-count="0"/>
  </office:meta>
</office:document-meta>
</file>